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paragraph-properties fo:text-align="justify"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3" style:family="paragraph" style:parent-style-name="Standard">
      <style:paragraph-properties fo:text-align="justify" style:justify-single-word="false"/>
      <style:text-properties style:font-name="Calibri"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master-page-name="Standard">
      <style:paragraph-properties fo:text-align="center" style:justify-single-word="false" style:page-number="auto"/>
      <style:text-properties fo:font-size="10pt" style:font-size-asian="10pt" style:font-size-complex="10pt"/>
    </style:style>
    <style:style style:name="T1" style:family="text">
      <style:text-properties style:font-name="Calibri"/>
    </style:style>
    <style:style style:name="T2" style:family="text">
      <style:text-properties style:font-name="Calibri" fo:font-size="11pt" fo:font-weight="bold" style:font-size-asian="11pt" style:font-weight-asian="bold" style:font-size-complex="11pt"/>
    </style:style>
    <style:style style:name="T3" style:family="text">
      <style:text-properties style:font-name="Calibri" fo:font-size="11pt" style:font-size-asian="11pt" style:font-size-complex="11pt"/>
    </style:style>
    <style:style style:name="T4" style:family="text">
      <style:text-properties style:font-name="Calibri" fo:font-size="11pt" fo:font-style="italic" style:font-size-asian="11pt" style:font-style-asian="italic" style:font-size-complex="11pt"/>
    </style:style>
    <style:style style:name="T5" style:family="text">
      <style:text-properties style:font-name="Calibri" fo:font-size="11pt" fo:font-style="italic" style:font-size-asian="11pt" style:font-style-asian="italic" style:font-size-complex="11pt" style:font-style-complex="italic"/>
    </style:style>
    <style:style style:name="T6" style:family="text">
      <style:text-properties style:font-name="Calibri" fo:font-size="16pt" fo:font-weight="bold" style:font-size-asian="16pt" style:font-weight-asian="bold"/>
    </style:style>
    <style:style style:name="T7" style:family="text">
      <style:text-properties style:font-name="Calibri" fo:font-weight="bold" style:font-weight-asian="bold"/>
    </style:style>
    <style:style style:name="T8" style:family="text">
      <style:text-properties style:font-name="Calibri" fo:font-style="italic" style:font-style-asian="italic"/>
    </style:style>
    <style:style style:name="T9" style:family="text">
      <style:text-properties style:font-name="Calibri" fo:font-style="italic" style:font-style-asian="italic" style:font-style-complex="italic"/>
    </style:style>
    <style:style style:name="T10" style:family="text">
      <style:text-properties fo:font-size="11pt" style:font-size-asian="11pt" style:font-size-complex="11pt"/>
    </style:style>
    <style:style style:name="T11" style:family="text">
      <style:text-properties style:font-name="Arial" fo:font-size="11pt" style:font-size-asian="11pt" style:font-name-complex="Times New Roman" style:font-size-complex="11pt"/>
    </style:style>
    <style:style style:name="T12" style:family="text">
      <style:text-properties style:font-name="Arial"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Un peu d’algorithmique</text:span></text:p>
      <text:p text:style-name="P2"/>
      <text:p text:style-name="P4"><text:span text:style-name="T1">Un algorithme est une suite finie et non ambiguë d’opérations ou d'instructions permettant de résoudre un problème ou d'obtenir un résultat.</text:span></text:p>
      <text:p text:style-name="P4"><text:span text:style-name="T1">Le mot algorithme vient du nom arabe </text:span><text:span text:style-name="T12">الخوارزمي</text:span><text:span text:style-name="T1"> du mathématicien Perse du IXe siècle Al-Khwârizmî. Le domaine qui étudie les algorithmes est appelé l'algorithmique. On en retrouve aujourd'hui dans de nombreuses applications telles que le fonctionnement des ordinateurs, la cryptographie, le routage d'informations, la planification et l'utilisation optimale des ressources, le traitement d'images, le traitement de texte, la bio-informatique, etc.</text:span></text:p>
      <text:p text:style-name="P4"><text:span text:style-name="T1"><text:line-break/>Cet atelier comprend une suite d’exercices (tortures d’esprit). Vous n’avez pas à réellement coder</text:span></text:p>
      <text:p text:style-name="P4"><text:span text:style-name="T1">Prérequis : un cerveau, un papier, un stylo</text:span></text:p>
      <text:p text:style-name="P4"><text:span text:style-name="T1">Modalité : projet à réaliser seul</text:span></text:p>
      <text:p text:style-name="P3"/>
      <text:list xml:id="list2579963856" text:style-name="WWNum1">
        <text:list-item>
          <text:p text:style-name="P1"><text:span text:style-name="T1">Écrire un algorithme qui affiche tous les numéros de 1 à 9</text:span></text:p>
        </text:list-item>
        <text:list-item>
          <text:p text:style-name="P1"><text:span text:style-name="T1">Écrire un algorithme qui échange la valeur de deux variables </text:span><text:span text:style-name="T8">Exemple, si a= 2 et b= 5, le programme donnera a= 5 et b= 2</text:span></text:p>
        </text:list-item>
        <text:list-item>
          <text:p text:style-name="P1"><text:span text:style-name="T1">Écrire un algorithme qui affiche l’alphabet à l’envers</text:span></text:p>
        </text:list-item>
        <text:list-item>
          <text:p text:style-name="P1"><text:span text:style-name="T1">Écrire un algorithme itératif qui affiche le </text:span><text:span text:style-name="T9">n-ème</text:span><text:span text:style-name="T1"> terme de la suite de Fibonacci</text:span></text:p>
        </text:list-item>
        <text:list-item>
          <text:p text:style-name="P1"><text:span text:style-name="T1">Écrire un algorithme récursif qui affiche le </text:span><text:span text:style-name="T9">n-ème</text:span><text:span text:style-name="T1"> terme de la suite de Fibonacci</text:span></text:p>
        </text:list-item>
        <text:list-item>
          <text:p text:style-name="P1"><text:span text:style-name="T1">Écrire un algorithme qui affiche toutes les combinaisons de deux nombre entre 0 et 99, dans l’ordre croissant au format “00 01, 00 02, 00 03 … 00 99, 01 02, … 97 99, 98 99”. Ne pas oublier les espaces et virgules !</text:span></text:p>
        </text:list-item>
        <text:list-item>
          <text:p text:style-name="P1"><text:span text:style-name="T1">Écrire un algorithme permettant d’épeler un mot en affichant chaque lettre successivement.</text:span></text:p>
        </text:list-item>
        <text:list-item>
          <text:p text:style-name="P1"><text:span text:style-name="T1">Écrire un algorithme qui affiche les différentes lettres nécessaires pour écrire un mot en précisant le nombre d’occurrence de la lettre dans le mot</text:span></text:p>
        </text:list-item>
        <text:list-item>
          <text:p text:style-name="P1"><text:span text:style-name="T1">Écrire un algorithme qui demande un nombre compris entre 10 et 20, jusqu'à ce que la réponse convienne. En cas de réponse supérieure à 20, on fera apparaître un message : “Plus petit !”, et inversement, “Plus grand !” si le nombre est inférieur à 10.</text:span></text:p>
        </text:list-item>
        <text:list-item>
          <text:p text:style-name="P1"><text:span text:style-name="T1">Écrire un algorithme qui calcule et affiche la surface d’un triangle connaissant sa base et sa hauteur.</text:span></text:p>
        </text:list-item>
        <text:list-item>
          <text:p text:style-name="P1"><text:span text:style-name="T1">Écrire un algorithme qui, étant donné le prix unitaire d’un produit (hors TVA), le taux de TVA (en %) et la quantité de produit vendue à un client, calcule et affiche le prix total à payer par ce client.</text:span></text:p>
        </text:list-item>
        <text:list-item>
          <text:p text:style-name="P1"><text:span text:style-name="T1">Écrire un algorithme qui, étant donné les résultats (note entière sur 20) de trois examens passés par un étudiant (exprimés par six nombres, à savoir, la note et la pondération de chaque examen), calcule et affiche la moyenne globale exprimée en pourcentage.</text:span></text:p>
        </text:list-item>
        <text:list-item>
          <text:p text:style-name="P1"><text:span text:style-name="T1">Écrire un algorithme qui calcule la somme des chiffres d’un nombre entier de 3 chiffres. </text:span><text:span text:style-name="T8">Réflexion : l’algorithme est-il aussi valide pour les entiers inférieurs à 100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mbria" fo:font-family="Cambria" style:font-family-generic="roman" style:font-pitch="variable" fo:font-size="12pt" fo:language="fr" fo:country="FR"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1.588cm" fo:margin-right="1.61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12T16:20:00</meta:creation-date>
    <meta:initial-creator>Louis KUHN</meta:initial-creator>
    <dc:language>fr-FR</dc:language>
    <dc:date>2019-11-08T13:50:55.576212768</dc:date>
    <meta:editing-cycles>17</meta:editing-cycles>
    <meta:editing-duration>PT3H57M15S</meta:editing-duration>
    <meta:generator>LibreOffice/6.3.3.2.0$Linux_X86_64 LibreOffice_project/3de445f0488b6b3c405222dbea27cd0e1481200f</meta:generator>
    <meta:document-statistic meta:table-count="0" meta:image-count="0" meta:object-count="0" meta:page-count="1" meta:paragraph-count="19" meta:word-count="450" meta:character-count="2642" meta:non-whitespace-character-count="22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